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8"/>
        <table:table-column table:style-name="co3" table:number-columns-repeated="93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6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1">
            <text:p>T</text:p>
          </table:table-cell>
          <table:table-cell office:value-type="string" table:style-name="ce20">
            <text:p>S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1">
            <text:p>X, 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X, 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8"/>
          <table:table-cell office:value-type="string" table:style-name="ce18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X ,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ekum</meta:initial-creator>
    <dc:creator>Dekum</dc:creator>
    <meta:creation-date>2022-06-25T07:22:25Z</meta:creation-date>
    <dc:date>2023-04-23T19:19:51Z</dc:date>
    <meta:editing-duration>PT0S</meta:editing-duration>
  </office:meta>
</office:document-meta>
</file>